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254.81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5.4pt"/>
    </style:style>
    <style:style style:name="co44" style:family="table-column">
      <style:table-column-properties fo:break-before="auto" style:column-width="123.85pt"/>
    </style:style>
    <style:style style:name="co45" style:family="table-column">
      <style:table-column-properties fo:break-before="auto" style:column-width="38.89pt"/>
    </style:style>
    <style:style style:name="co46" style:family="table-column">
      <style:table-column-properties fo:break-before="auto" style:column-width="153.95pt"/>
    </style:style>
    <style:style style:name="co47" style:family="table-column">
      <style:table-column-properties fo:break-before="auto" style:column-width="88.89pt"/>
    </style:style>
    <style:style style:name="co48" style:family="table-column">
      <style:table-column-properties fo:break-before="auto" style:column-width="51.59pt"/>
    </style:style>
    <style:style style:name="co49" style:family="table-column">
      <style:table-column-properties fo:break-before="auto" style:column-width="96.86pt"/>
    </style:style>
    <style:style style:name="co50" style:family="table-column">
      <style:table-column-properties fo:break-before="auto" style:column-width="107.21pt"/>
    </style:style>
    <style:style style:name="co51" style:family="table-column">
      <style:table-column-properties fo:break-before="auto" style:column-width="156.36pt"/>
    </style:style>
    <style:style style:name="co52" style:family="table-column">
      <style:table-column-properties fo:break-before="auto" style:column-width="129.4pt"/>
    </style:style>
    <style:style style:name="co53" style:family="table-column">
      <style:table-column-properties fo:break-before="auto" style:column-width="154.8pt"/>
    </style:style>
    <style:style style:name="co54" style:family="table-column">
      <style:table-column-properties fo:break-before="auto" style:column-width="131.75pt"/>
    </style:style>
    <style:style style:name="co55" style:family="table-column">
      <style:table-column-properties fo:break-before="auto" style:column-width="143.69pt"/>
    </style:style>
    <style:style style:name="co56" style:family="table-column">
      <style:table-column-properties fo:break-before="auto" style:column-width="237.29pt"/>
    </style:style>
    <style:style style:name="co57" style:family="table-column">
      <style:table-column-properties fo:break-before="auto" style:column-width="300.81pt"/>
    </style:style>
    <style:style style:name="co58" style:family="table-column">
      <style:table-column-properties fo:break-before="auto" style:column-width="42.86pt"/>
    </style:style>
    <style:style style:name="co59" style:family="table-column">
      <style:table-column-properties fo:break-before="auto" style:column-width="171.44pt"/>
    </style:style>
    <style:style style:name="co60" style:family="table-column">
      <style:table-column-properties fo:break-before="auto" style:column-width="128.55pt"/>
    </style:style>
    <style:style style:name="co61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Орынбасарова Эльмира Орынбасаровна</text:p>
          </table:table-cell>
          <table:table-cell table:style-name="ce6" office:value-type="string" calcext:value-type="string">
            <text:p>Заведующая кафедрой,</text:p>
            <text:p> ассоц.проф.</text:p>
          </table:table-cell>
          <table:table-cell table:style-name="ce6" office:value-type="string" calcext:value-type="string">
            <text:p>PhD</text:p>
          </table:table-cell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<text:a xlink:href="https://drive.google.com/file/d/14kPk1RZtgYrQ0a5nZODaUYtufiRoJpjX/view?usp=sharing" xlink:type="simple">https://drive.google.com/file/d/14kPk1RZtgYrQ0a5nZODaUYtufiRoJpjX/view?usp=sharing</text:a></text:p>
          </table:table-cell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Геодезия (Введение в специальность)</text:p>
          </table:table-cell>
          <table:table-cell table:style-name="ce6" table:formula="of:=+77015287972; e.orynbassarova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Нурпеисова Маржан Байсановна</text:p>
          </table:table-cell>
          <table:table-cell table:style-name="ce6" office:value-type="string" calcext:value-type="string">
            <text:p>профессор</text:p>
          </table:table-cell>
          <table:table-cell table:style-name="ce6" office:value-type="string" calcext:value-type="string">
            <text:p>Доктор технических наук</text:p>
          </table:table-cell>
          <table:table-cell table:style-name="ce6" office:value-type="string" calcext:value-type="string">
            <text:p>Профессор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Наблюдение за деформациями сооружений</text:p>
          </table:table-cell>
          <table:table-cell table:style-name="ce6" table:formula="of:=+77772638553; m.nurpeissova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Байгурин Жаксыбек Джакупбекович</text:p>
          </table:table-cell>
          <table:table-cell table:style-name="ce6" office:value-type="string" calcext:value-type="string">
            <text:p>профессор</text:p>
          </table:table-cell>
          <table:table-cell table:style-name="ce6" office:value-type="string" calcext:value-type="string">
            <text:p>Доктор технических наук</text:p>
          </table:table-cell>
          <table:table-cell table:style-name="ce6" office:value-type="string" calcext:value-type="string">
            <text:p>Профессор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Математическая обработка маркшейдерско-геодезических измерен.</text:p>
          </table:table-cell>
          <table:table-cell table:style-name="ce6" table:formula="of:=+77017323018; zh.baigurin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Имансакипова Ботакоз Бекетовна</text:p>
          </table:table-cell>
          <table:table-cell table:style-name="ce6" office:value-type="string" calcext:value-type="string">
            <text:p>ассоц.проф.</text:p>
          </table:table-cell>
          <table:table-cell table:style-name="ce6" office:value-type="string" calcext:value-type="string">
            <text:p>PhD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Геодезия (Введение в специальность), Экономика и менеджмент топогеодезического производства, Основы кадастра, Управление земельными ресурсами</text:p>
          </table:table-cell>
          <table:table-cell table:style-name="ce6" table:formula="of:=+77778072746; b.imansaipova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Кыргизбаева Гульдана Мейрамбековна</text:p>
          </table:table-cell>
          <table:table-cell table:style-name="ce6" office:value-type="string" calcext:value-type="string">
            <text:p>ассоц.проф.</text:p>
          </table:table-cell>
          <table:table-cell table:style-name="ce6" office:value-type="string" calcext:value-type="string">
            <text:p>Кандидат технических наук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Высшая геодезия, Основы кадастра, Государственная регистрация и учет земель</text:p>
          </table:table-cell>
          <table:table-cell table:style-name="ce6" table:formula="of:=+77788496058; g.kyrgizbayeva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Жакыпбек Ырысжан</text:p>
          </table:table-cell>
          <table:table-cell table:style-name="ce6" office:value-type="string" calcext:value-type="string">
            <text:p>ассоц.проф.</text:p>
          </table:table-cell>
          <table:table-cell table:style-name="ce6" office:value-type="string" calcext:value-type="string">
            <text:p>PhD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Геодезия (Введение в специальность), Управление земельными ресурсами, Почвоведение</text:p>
          </table:table-cell>
          <table:table-cell table:style-name="ce6" table:formula="of:=+77753811336; y.zhakypbek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Айтказинова Шынар Касымхановна</text:p>
          </table:table-cell>
          <table:table-cell table:style-name="ce6" office:value-type="string" calcext:value-type="string">
            <text:p>Сениор-лектор</text:p>
          </table:table-cell>
          <table:table-cell table:style-name="ce6" office:value-type="string" calcext:value-type="string">
            <text:p>PhD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Геодезия (Введение в специальность), Теоретические основы землеустройства, Геодезические работы в землеустройстве</text:p>
          </table:table-cell>
          <table:table-cell table:style-name="ce6" table:formula="of:=+77078115905; sh.aitkazinova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Кожаев</text:p>
            <text:p> Женис Турсуналиевич</text:p>
          </table:table-cell>
          <table:table-cell table:style-name="ce6" office:value-type="string" calcext:value-type="string">
            <text:p>Сениор-лектор</text:p>
          </table:table-cell>
          <table:table-cell table:style-name="ce6" office:value-type="string" calcext:value-type="string">
            <text:p>PhD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Геодезическое инструментоведение</text:p>
          </table:table-cell>
          <table:table-cell table:style-name="ce6" table:formula="of:=+77772733435; zh.kozhayev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Ержанқызы Айнур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Топографическая графика, Геоинформационные технологии в землеустройстве, Основы предпринимательской деятельности, Основы кадастра</text:p>
          </table:table-cell>
          <table:table-cell table:style-name="ce6" table:formula="of:=+77012830690; a.yerzhankyzy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Кенесбаева Айгуль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Цифровые фотограмметрические системы, Прикладная геодезия, Гравиметрия</text:p>
          </table:table-cell>
          <table:table-cell table:style-name="ce6" table:formula="of:=+77015517163; a.kenesbayeva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Нукарбекова Жупаргуль</text:p>
            <text:p> Мухаметка-римовна</text:p>
          </table:table-cell>
          <table:table-cell table:style-name="ce6" office:value-type="string" calcext:value-type="string">
            <text:p>ассистент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Топографическая графика, Геодезия (Введение в специальность)</text:p>
          </table:table-cell>
          <table:table-cell table:style-name="ce6" table:formula="of:=+77076391279; z.nukarbekova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Әбен Ардана Сержанқызы</text:p>
          </table:table-cell>
          <table:table-cell table:style-name="ce6" office:value-type="string" calcext:value-type="string">
            <text:p>ассистент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Геодезия, Теоретические основы землеустройства</text:p>
          </table:table-cell>
          <table:table-cell table:style-name="ce6" table:formula="of:=+77016660107; a.aben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Алпысбай Маруа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Аэрофотосъемка, Космическая фотограмметрия, Прикладная фотограмметрия</text:p>
          </table:table-cell>
          <table:table-cell table:style-name="ce6" table:formula="of:=+77073562427; m.alpysbay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Сейтказина Гульнур Саркытбековна (0,5 ставки)</text:p>
          </table:table-cell>
          <table:table-cell table:style-name="ce6" office:value-type="string" calcext:value-type="string">
            <text:p>тью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Геодезические работы в землеустройстве, Топографическая графика, Геодезия (Введение в специальность), Инженерная геодезия</text:p>
          </table:table-cell>
          <table:table-cell table:style-name="ce6" table:formula="of:=+77757590771; g.seitkazina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Шәкиева Гүлім Серікқызы</text:p>
            <text:p> (0,5 ставки)</text:p>
          </table:table-cell>
          <table:table-cell table:style-name="ce6" office:value-type="string" calcext:value-type="string">
            <text:p>ассистент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6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Теоретические основы землеустройства, Инженерная геодезия</text:p>
          </table:table-cell>
          <table:table-cell table:style-name="ce6" table:formula="of:=+77771232302; g.shakiyeva@satbayev.university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Солтабаева Сауле Темирболатовна (0,5 ставки)</text:p>
          </table:table-cell>
          <table:table-cell table:style-name="ce6" office:value-type="string" calcext:value-type="string">
            <text:p>ассоц.проф.</text:p>
          </table:table-cell>
          <table:table-cell table:style-name="ce6" office:value-type="string" calcext:value-type="string">
            <text:p>Кандидат технических наук</text:p>
          </table:table-cell>
          <table:table-cell table:style-name="ce6" office:value-type="string" calcext:value-type="string">
            <text:p>-</text:p>
          </table:table-cell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Геодезия (Введение в специальность)</text:p>
          </table:table-cell>
          <table:table-cell table:style-name="ce8" office:value-type="string" calcext:value-type="string">
            <text:p><text:a xlink:href="mailto:s.soltabayeva@satbayev.university" xlink:type="simple">87474807631
 s.soltabayeva@satbayev.university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Чернов Алексей Викторович</text:p>
          </table:table-cell>
          <table:table-cell table:style-name="ce6" office:value-type="string" calcext:value-type="string">
            <text:p>Лек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6" office:value-type="string" calcext:value-type="string">
            <text:p>-</text:p>
          </table:table-cell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Цифровые фотограмметрические системы, Наблюдение за деформац.сооруж-й, Инженерная геодезия, Прикладная фотограмметрия</text:p>
          </table:table-cell>
          <table:table-cell table:style-name="ce5" table:formula="of:=+77715767939; a.chernov@satbayev.university" office:value-type="string" office:string-value="" calcext:value-type="error">
            <text:p>Err:509</text:p>
          </table:table-cell>
          <table:table-cell table:number-columns-repeated="101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Камза Анжелика Таласовна</text:p>
          </table:table-cell>
          <table:table-cell table:style-name="ce6" office:value-type="string" calcext:value-type="string">
            <text:p>Тьютор</text:p>
          </table:table-cell>
          <table:table-cell table:style-name="ce6" office:value-type="string" calcext:value-type="string">
            <text:p>Магистр технических наук</text:p>
          </table:table-cell>
          <table:table-cell table:style-name="ce6" office:value-type="string" calcext:value-type="string">
            <text:p>-</text:p>
          </table:table-cell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5" office:value-type="string" calcext:value-type="string">
            <text:p>Основы ГИС програмирования, Картография</text:p>
          </table:table-cell>
          <table:table-cell table:style-name="ce5" table:formula="of:=+77074514820; a.kamza@satbayev.university" office:value-type="string" office:string-value="" calcext:value-type="error">
            <text:p>Err:509</text:p>
          </table:table-cell>
          <table:table-cell table:number-columns-repeated="1016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Московчук П.А.</text:p>
          </table:table-cell>
          <table:table-cell table:style-name="ce5" office:value-type="string" calcext:value-type="string">
            <text:p>НС</text:p>
          </table:table-cell>
          <table:table-cell table:style-name="ce5" office:value-type="string" calcext:value-type="string">
            <text:p>Кандидат технических наук</text:p>
          </table:table-cell>
          <table:table-cell table:style-name="ce6" office:value-type="string" calcext:value-type="string">
            <text:p>нет</text:p>
          </table:table-cell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6" table:formula="of:=+77051900108  kzmetro@mail.ru" office:value-type="string" office:string-value="" calcext:value-type="error">
            <text:p>Err:509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Шоганбекова Д.А.</text:p>
          </table:table-cell>
          <table:table-cell table:style-name="ce5" office:value-type="string" calcext:value-type="string">
            <text:p>ВНС</text:p>
          </table:table-cell>
          <table:table-cell table:style-name="ce5" office:value-type="string" calcext:value-type="string">
            <text:p>PhD</text:p>
          </table:table-cell>
          <table:table-cell table:style-name="ce6" office:value-type="string" calcext:value-type="string">
            <text:p>нет</text:p>
          </table:table-cell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6" table:formula="of:=+77082201040  inerbayeva@bk.ru" office:value-type="string" office:string-value="" calcext:value-type="error">
            <text:p>Err:509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Бекбасаров Ш.Ш.</text:p>
          </table:table-cell>
          <table:table-cell table:style-name="ce5" office:value-type="string" calcext:value-type="string">
            <text:p>ВНС</text:p>
          </table:table-cell>
          <table:table-cell table:style-name="ce5" office:value-type="string" calcext:value-type="string">
            <text:p>Доктор технических наук</text:p>
          </table:table-cell>
          <table:table-cell table:style-name="ce6" office:value-type="string" calcext:value-type="string">
            <text:p>нет</text:p>
          </table:table-cell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10" office:value-type="string" calcext:value-type="string">
            <text:p><text:a xlink:href="mailto:shakir_bek@mail.ru" xlink:type="simple">87273945894
 shakir_bek@mail.ru</text:a></text:p>
          </table:table-cell>
          <table:table-cell table:number-columns-repeated="101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5" office:value-type="string" calcext:value-type="string">
            <text:p>Курманкожаев Азимхан</text:p>
          </table:table-cell>
          <table:table-cell table:style-name="ce5" office:value-type="string" calcext:value-type="string">
            <text:p>Руководитель проекта №2018/AP05133057</text:p>
          </table:table-cell>
          <table:table-cell table:style-name="ce5" office:value-type="string" calcext:value-type="string">
            <text:p>Доктор технических наук</text:p>
          </table:table-cell>
          <table:table-cell table:style-name="ce5" office:value-type="string" calcext:value-type="string">
            <text:p>Профессор</text:p>
          </table:table-cell>
          <table:table-cell table:style-name="ce5" office:value-type="string" calcext:value-type="string">
            <text:p>Институт геологии, нефти и горного дела, кафедра «Маркшейдерское дело и геодезия»</text:p>
          </table:table-cell>
          <table:table-cell table:style-name="ce11" office:value-type="string" calcext:value-type="string">
            <text:p><text:a xlink:href="mailto:Kurmankozhaev_a@mail.ru" xlink:type="simple">87051365884
  Kurmankozhaev_a@mail.ru</text:a>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15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string" calcext:value-type="string">
            <text:p>Государственный грант</text:p>
          </table:table-cell>
          <table:table-cell table:style-name="ce5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и</text:p>
          </table:table-cell>
          <table:table-cell table:style-name="ce5" office:value-type="string" calcext:value-type="string">
            <text:p>Тема проекта</text:p>
            <text:p> № АР05133929 Разработка системы прогноза и методов мониторинга за смещением горного массива на опасных участках земной поверхности при освоении недр на основе инновационных методов ГИС -технологии</text:p>
          </table:table-cell>
          <table:table-cell table:style-name="ce13" table:content-validation-name="val4" office:value-type="date" office:date-value="2018-03-05" calcext:value-type="date">
            <text:p>05.03.2018</text:p>
          </table:table-cell>
          <table:table-cell table:style-name="ce16" office:value-type="string" calcext:value-type="string">
            <text:p>Некоммерческое акционерное общество "Казахский Национальный Исследовательский технический университет имени К.И. Сатпаева", научный руководитель проекта</text:p>
            <text:p> Байгурин Ж.Д.</text:p>
          </table:table-cell>
          <table:table-cell table:style-name="ce18" office:value-type="string" calcext:value-type="string">
            <text:p>10 110</text:p>
          </table:table-cell>
          <table:table-cell table:style-name="ce19" office:value-type="string" calcext:value-type="string">
            <text:p><text:a xlink:href="https://drive.google.com/drive/folders/13rdYNv6B1k-mkQQ9oN9U5YeGOlA6WiCJ?usp=sharing" xlink:type="simple">https://drive.google.com/drive/folders/13rdYNv6B1k-mkQQ9oN9U5YeGOlA6WiCJ?usp=sharing</text:a></text:p>
          </table:table-cell>
          <table:table-cell table:number-columns-repeated="1016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5" table:content-validation-name="val3" office:value-type="string" calcext:value-type="string">
            <text:p>Государственный грант</text:p>
          </table:table-cell>
          <table:table-cell table:style-name="ce12" office:value-type="string" calcext:value-type="string">
            <text:p>Мониторинг и прогноз космических и геодинамических</text:p>
            <text:p> процессов, природных ресурсов и дистанционного зондирования Земли.</text:p>
          </table:table-cell>
          <table:table-cell table:style-name="ce12" office:value-type="string" calcext:value-type="string">
            <text:p>Тема проекта</text:p>
            <text:p> № АР05131789 Геоинформационная система управления техногенными рисками в условиях высокой агломеративной нагрузки с использованием топографо-геодезических и аэрокосмических методов</text:p>
          </table:table-cell>
          <table:table-cell table:style-name="ce13" table:content-validation-name="val4" office:value-type="date" office:date-value="2018-03-05" calcext:value-type="date">
            <text:p>05.03.2018</text:p>
          </table:table-cell>
          <table:table-cell table:style-name="ce17" office:value-type="string" calcext:value-type="string">
            <text:p>Некоммерческое акционерное общество "Казахский Национальный Исследовательский технический университет имени К.И. Сатпаева", научный руководитель проекта Имансакипова Б.Б.</text:p>
          </table:table-cell>
          <table:table-cell table:style-name="ce18" office:value-type="string" calcext:value-type="string">
            <text:p>10 000</text:p>
          </table:table-cell>
          <table:table-cell table:style-name="ce20" office:value-type="string" calcext:value-type="string">
            <text:p><text:a xlink:href="https://drive.google.com/drive/folders/1SBTTaFx_W20vICOsNY68_CTwyQb9ZAAC?usp=sharing" xlink:type="simple">https://drive.google.com/drive/folders/1SBTTaFx_W20vICOsNY68_CTwyQb9ZAAC?usp=sharing</text:a></text:p>
          </table:table-cell>
          <table:table-cell table:number-columns-repeated="1016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5" table:content-validation-name="val3" office:value-type="string" calcext:value-type="string">
            <text:p>Государственный грант</text:p>
          </table:table-cell>
          <table:table-cell table:style-name="ce12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и</text:p>
          </table:table-cell>
          <table:table-cell table:style-name="ce12" office:value-type="string" calcext:value-type="string">
            <text:p>№2018/AP05133057</text:p>
            <text:p>  «Разработка технологии устойчивой стабилизации концентрации качества и подготовка готовых выемочных запасов твердых ископаемых по горизонтам рудника»</text:p>
          </table:table-cell>
          <table:table-cell table:style-name="ce13" table:content-validation-name="val4" office:value-type="date" office:date-value="2018-03-05" calcext:value-type="date">
            <text:p>05.03.2018</text:p>
          </table:table-cell>
          <table:table-cell table:style-name="ce17" office:value-type="string" calcext:value-type="string">
            <text:p>Некоммерческое акционерное общество "Казахский Национальный Исследовательский технический университет имени К.И. Сатпаева", научный руководитель проекта Курманкожаев А.</text:p>
          </table:table-cell>
          <table:table-cell table:style-name="ce18" office:value-type="string" calcext:value-type="string">
            <text:p>9 099</text:p>
          </table:table-cell>
          <table:table-cell table:style-name="ce19" office:value-type="string" calcext:value-type="string">
            <text:p><text:a xlink:href="https://drive.google.com/drive/folders/1qx-ZQeSEde8ZUU9dev_i7VBfYZqDxNG9?usp=sharing" xlink:type="simple">https://drive.google.com/drive/folders/1qx-ZQeSEde8ZUU9dev_i7VBfYZqDxNG9?usp=sharing</text:a></text:p>
          </table:table-cell>
          <table:table-cell table:number-columns-repeated="1016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table:content-validation-name="val3" office:value-type="string" calcext:value-type="string">
            <text:p>Государственный грант</text:p>
          </table:table-cell>
          <table:table-cell table:style-name="ce12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и</text:p>
          </table:table-cell>
          <table:table-cell table:style-name="ce12" office:value-type="string" calcext:value-type="string">
            <text:p>№BR05235618</text:p>
            <text:p> «Модернизация технологий и производств в горнодобывающей и горноперерабатывающей областях Республики Казахстан»</text:p>
            <text:p> По теме «Разработка и внедрение геоинформационной системы управления рисками в условиях повышенной интенсивности освоения месторождения»</text:p>
          </table:table-cell>
          <table:table-cell table:style-name="ce13" table:content-validation-name="val4" office:value-type="date" office:date-value="2018-03-28" calcext:value-type="date">
            <text:p>28.03.2018</text:p>
          </table:table-cell>
          <table:table-cell table:style-name="ce17" office:value-type="string" calcext:value-type="string">
            <text:p>Некоммерческое акционерное общество "Казахский Национальный Исследовательский технический университет имени К.И. Сатпаева", научный руководитель проекта Байгурин Ж.Д.</text:p>
          </table:table-cell>
          <table:table-cell table:style-name="ce18" office:value-type="string" calcext:value-type="string">
            <text:p>9 000</text:p>
          </table:table-cell>
          <table:table-cell table:style-name="ce19" office:value-type="string" calcext:value-type="string">
            <text:p><text:a xlink:href="https://drive.google.com/drive/folders/1-jFQ2BaizZIAzsr30q7iMDhl3LQaJSr8?usp=sharing" xlink:type="simple">https://drive.google.com/drive/folders/1-jFQ2BaizZIAzsr30q7iMDhl3LQaJSr8?usp=sharing</text:a></text:p>
          </table:table-cell>
          <table:table-cell table:number-columns-repeated="1016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5" table:content-validation-name="val3" office:value-type="string" calcext:value-type="string">
            <text:p>Государственный грант</text:p>
          </table:table-cell>
          <table:table-cell table:style-name="ce12" office:value-type="string" calcext:value-type="string">
            <text:p>Информационные, телекоммуникационные и космические</text:p>
            <text:p> технологии, научные исследования в области естественных наук.</text:p>
          </table:table-cell>
          <table:table-cell table:style-name="ce12" office:value-type="string" calcext:value-type="string">
            <text:p>AP08857097-OT-20 Комплексный мониторинг медленных деформационных процессов земной поверхности при крупномасштабном освоении рудных месторождений Центрального Казахстана</text:p>
          </table:table-cell>
          <table:table-cell table:style-name="ce14" table:content-validation-name="val4" office:value-type="date" office:date-value="2020-11-12" calcext:value-type="date">
            <text:p>12.11.2020</text:p>
          </table:table-cell>
          <table:table-cell table:style-name="ce17" office:value-type="string" calcext:value-type="string">
            <text:p>Некоммерческое акционерное общество "Казахский Национальный Исследовательский технический университет имени К.И. Сатпаева", научный руководитель проекта Нурпеисова М.Б.</text:p>
          </table:table-cell>
          <table:table-cell table:style-name="ce18" office:value-type="string" calcext:value-type="string">
            <text:p>16 880</text:p>
          </table:table-cell>
          <table:table-cell table:style-name="ce19" office:value-type="string" calcext:value-type="string">
            <text:p><text:a xlink:href="https://drive.google.com/drive/folders/11_NZ3ICoUpCCudmyAK9SQ_lrP-1DT6pD?usp=sharing" xlink:type="simple">https://drive.google.com/drive/folders/11_NZ3ICoUpCCudmyAK9SQ_lrP-1DT6pD?usp=sharing</text:a></text:p>
          </table:table-cell>
          <table:table-cell table:number-columns-repeated="1016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5" table:content-validation-name="val3" office:value-type="string" calcext:value-type="string">
            <text:p>Государственный грант</text:p>
          </table:table-cell>
          <table:table-cell table:style-name="ce12" office:value-type="string" calcext:value-type="string">
            <text:p>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и</text:p>
          </table:table-cell>
          <table:table-cell table:style-name="ce12" office:value-type="string" calcext:value-type="string">
            <text:p>AP08053410 «Разработка инновационных методов прогнозирования и оценки состояния массива горных пород для предупреждения чрезвычайных ситуаций техногенного характера»</text:p>
          </table:table-cell>
          <table:table-cell table:style-name="ce13" table:content-validation-name="val4" office:value-type="date" office:date-value="2020-05-27" calcext:value-type="date">
            <text:p>27.05.2020</text:p>
          </table:table-cell>
          <table:table-cell table:style-name="ce17" office:value-type="string" calcext:value-type="string">
            <text:p>Некоммерческое акционерное общество "Казахский Национальный Исследовательский технический университет имени К.И. Сатпаева", научный руководитель проекта Айтказинова Ш.К.</text:p>
          </table:table-cell>
          <table:table-cell table:style-name="ce18" office:value-type="string" calcext:value-type="string">
            <text:p>21 000</text:p>
          </table:table-cell>
          <table:table-cell table:style-name="ce19" office:value-type="string" calcext:value-type="string">
            <text:p><text:a xlink:href="https://drive.google.com/drive/folders/1fa_uqOVH1cN9z-MH8jBjpw74ogWuAJvF?usp=sharing" xlink:type="simple">https://drive.google.com/drive/folders/1fa_uqOVH1cN9z-MH8jBjpw74ogWuAJvF?usp=sharing</text:a></text:p>
          </table:table-cell>
          <table:table-cell table:number-columns-repeated="1016"/>
        </table:table-row>
        <table:table-row table:style-name="ro2" table:number-rows-repeated="993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2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8338" calcext:value-type="float">
            <text:p>8338</text:p>
          </table:table-cell>
          <table:table-cell table:style-name="ce21" table:content-validation-name="val5" office:value-type="date" office:date-value="2020-02-21" calcext:value-type="date">
            <text:p>21.02.2020</text:p>
          </table:table-cell>
          <table:table-cell table:style-name="ce5"/>
          <table:table-cell table:style-name="ce5" office:value-type="string" calcext:value-type="string">
            <text:p>Рысбеков Канай Бахытович; Калыбеков Турсын ; Сандибеков Манарбек Назарбекович; Турсбеков Серик Вахитович; Жакыпбек Ырысжан ; Ахтаева Нурсулу Зияхановна; Мұқанова Гүлжанат Амангелдіқызы; Үсен Қапар</text:p>
          </table:table-cell>
          <table:table-cell table:style-name="ce23" office:value-type="string" calcext:value-type="string">
            <text:p><text:a xlink:href="https://copyright.kazpatent.kz/?!.iD=oyaw" xlink:type="simple">https://copyright.kazpatent.kz/?!.iD=oyaw</text:a></text:p>
          </table:table-cell>
          <table:table-cell table:number-columns-repeated="1018"/>
        </table:table-row>
        <table:table-row table:style-name="ro2" table:number-rows-repeated="998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2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4700" calcext:value-type="float">
            <text:p>4700</text:p>
          </table:table-cell>
          <table:table-cell table:style-name="ce24" table:content-validation-name="val6" office:value-type="date" office:date-value="2020-03-13" calcext:value-type="date">
            <text:p>13.03.2020</text:p>
          </table:table-cell>
          <table:table-cell table:style-name="ce12" office:value-type="string" calcext:value-type="string">
            <text:p>Жалгасбеков Ермек Жұмағұлұлы</text:p>
          </table:table-cell>
          <table:table-cell table:style-name="ce12" office:value-type="string" calcext:value-type="string">
            <text:p>Нурпеисова Маржан Байсановна Nurpeissova Marzhan Baisanovna(KZ); Касымканова Хайни-Камаль Михайловна Kassymkanova Khaini-Kamal Mikhailovna(KZ); Жалгасбеков Ермек Жұмағұлұлы Жалгасбеков Ермек Жұмағұлұлы Zhalgasbekov Yermek Zhumagululy(KZ); Кудайбергенов Муратбек Касимбекович Kudaibergenov Muratbek Kasimbekovich(KZ); Доненбаева Назгуль Сериковна Donenbayeva Nazgul Serikovna(KZ); Умирбаева Алия Батухановна Umirbayeva Aliya Batukhanovna(KZ)</text:p>
          </table:table-cell>
          <table:table-cell table:style-name="ce23" office:value-type="string" calcext:value-type="string">
            <text:p><text:a xlink:href="https://gosreestr.kazpatent.kz/Utilitymodel/Details?docNumber=322025" xlink:type="simple">https://gosreestr.kazpatent.kz/Utilitymodel/Details?docNumber=322025 
  
 </text:a></text:p>
          </table:table-cell>
          <table:table-cell table:number-columns-repeated="1018"/>
        </table:table-row>
        <table:table-row table:style-name="ro2" table:number-rows-repeated="998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2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25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Амантай Ерсағын Ерсайынұлы</text:p>
          </table:table-cell>
          <table:table-cell table:style-name="ce5" office:value-type="string" calcext:value-type="string">
            <text:p>Внешняя академическая мобильность</text:p>
          </table:table-cell>
          <table:table-cell table:style-name="ce12" table:content-validation-name="val8" office:value-type="string" calcext:value-type="string">
            <text:p>Бакалавриат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9" office:value-type="string" calcext:value-type="string">
            <text:p>Государственный грант</text:p>
          </table:table-cell>
          <table:table-cell table:style-name="ce12" office:value-type="string" calcext:value-type="string">
            <text:p>Ченстоховский технический университет (г. Ченстохова, Польша)</text:p>
          </table:table-cell>
          <table:table-cell table:style-name="ce17" office:value-type="string" calcext:value-type="string">
            <text:p>20.09.2019 – 16.02.2020</text:p>
          </table:table-cell>
          <table:table-cell table:style-name="ce19" office:value-type="string" calcext:value-type="string">
            <text:p><text:a xlink:href="https://drive.google.com/drive/folders/1DCfaxBMP-ZwGvYqmrWfRQAvdMgK4EDPL?usp=sharing" xlink:type="simple">https://drive.google.com/drive/folders/1DCfaxBMP-ZwGvYqmrWfRQAvdMgK4EDPL?usp=sharing</text:a></text:p>
          </table:table-cell>
          <table:table-cell table:number-columns-repeated="1015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2" office:value-type="string" calcext:value-type="string">
            <text:p>Амирханов Мирас Ержанович</text:p>
          </table:table-cell>
          <table:table-cell table:style-name="ce12" office:value-type="string" calcext:value-type="string">
            <text:p>Внешняя академическая мобильность</text:p>
          </table:table-cell>
          <table:table-cell table:style-name="ce12" table:content-validation-name="val8" office:value-type="string" calcext:value-type="string">
            <text:p>Бакалавриат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content-validation-name="val9" office:value-type="string" calcext:value-type="string">
            <text:p>Государственный грант</text:p>
          </table:table-cell>
          <table:table-cell table:style-name="ce12" office:value-type="string" calcext:value-type="string">
            <text:p>Силезский технологический университет (г. Гливице, Польша)</text:p>
          </table:table-cell>
          <table:table-cell table:style-name="ce17" office:value-type="string" calcext:value-type="string">
            <text:p>23.09.2019 - 12.02.2020</text:p>
          </table:table-cell>
          <table:table-cell table:style-name="ce19" office:value-type="string" calcext:value-type="string">
            <text:p><text:a xlink:href="https://drive.google.com/drive/folders/1Nqlexk3UUd3VE3oOET-cwYc9SBTmfnhJ?usp=sharing" xlink:type="simple">https://drive.google.com/drive/folders/1Nqlexk3UUd3VE3oOET-cwYc9SBTmfnhJ?usp=sharing</text:a></text:p>
          </table:table-cell>
          <table:table-cell table:number-columns-repeated="1015"/>
        </table:table-row>
        <table:table-row table:style-name="ro2" table:number-rows-repeated="997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Шульц Р. В.</text:p>
          </table:table-cell>
          <table:table-cell table:style-name="ce5" office:value-type="string" calcext:value-type="string">
            <text:p>США</text:p>
          </table:table-cell>
          <table:table-cell table:style-name="ce5" office:value-type="string" calcext:value-type="string">
            <text:p>Мичиганский технологический университет</text:p>
          </table:table-cell>
          <table:table-cell table:style-name="ce5" office:value-type="string" calcext:value-type="string">
            <text:p>профессор, доктора технических наук</text:p>
          </table:table-cell>
          <table:table-cell table:style-name="ce5" office:value-type="string" calcext:value-type="string">
            <text:p>Geospatial Monitoring</text:p>
          </table:table-cell>
          <table:table-cell table:style-name="ce5" office:value-type="string" calcext:value-type="string">
            <text:p>19.11.2019-13.12.2019</text:p>
          </table:table-cell>
          <table:table-cell table:style-name="ce26" office:value-type="string" calcext:value-type="string">
            <text:p><text:a xlink:href="https://drive.google.com/drive/folders/1CW5SqxbBm0En6TykxwgmY2EIeWrDoe8e?usp=sharing" xlink:type="simple">https://drive.google.com/drive/folders/1CW5SqxbBm0En6TykxwgmY2EIeWrDoe8e?usp=sharing</text:a></text:p>
          </table:table-cell>
          <table:table-cell table:style-name="ce23" office:value-type="string" calcext:value-type="string">
            <text:p><text:a xlink:href="mailto:rshults@mtu.edu" xlink:type="simple">Тел.: +380 (67) 230 70 09
 Эл.почта: rshults@mtu.edu</text:a></text:p>
          </table:table-cell>
          <table:table-cell table:number-columns-repeated="1015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9" table:number-columns-repeated="1021" table:default-cell-style-name="Default"/>
        <table:table-row table:style-name="ro5">
          <table:table-cell table:style-name="ce27" office:value-type="string" calcext:value-type="string">
            <text:p>№</text:p>
          </table:table-cell>
          <table:table-cell table:style-name="ce27" office:value-type="string" calcext:value-type="string">
            <text:p>Наименование организации</text:p>
          </table:table-cell>
          <table:table-cell table:style-name="ce27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://www.magna-charta.org" xlink:type="simple">Великая хартия университетов (MagnaCharta) www.magna-charta.org</text:a></text:p>
          </table:table-cell>
          <table:table-cell table:style-name="ce28" office:value-type="string" calcext:value-type="string">
            <text:p><text:a xlink:href="http://www.magna-charta.org/magna-charta-universitatum/signatory-universities" xlink:type="simple">1) http://www.magna-charta.org/magna-charta-universitatum/signatory-universities</text:a></text:p>
          </table:table-cell>
          <table:table-cell table:number-columns-repeated="1021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2" office:value-type="string" calcext:value-type="string">
            <text:p>Erasmus +</text:p>
          </table:table-cell>
          <table:table-cell table:style-name="ce29" office:value-type="string" calcext:value-type="string">
            <text:p><text:a xlink:href="https://satbayev.university/kk/erasmus" xlink:type="simple">https://satbayev.university/kk/erasmus</text:a></text:p>
          </table:table-cell>
          <table:table-cell table:number-columns-repeated="1021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2" office:value-type="string" calcext:value-type="string">
            <text:p>Japan Science and technology agency</text:p>
          </table:table-cell>
          <table:table-cell table:style-name="ce28" office:value-type="string" calcext:value-type="string">
            <text:p><text:a xlink:href="https://ssp.jst.go.jp/EN/outline/sending04.html" xlink:type="simple">https://ssp.jst.go.jp/EN/outline/sending04.html</text:a></text:p>
          </table:table-cell>
          <table:table-cell table:number-columns-repeated="1021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2" office:value-type="string" calcext:value-type="string">
            <text:p>Европейская ассоциация геоученых и инженеров (EAGE)</text:p>
          </table:table-cell>
          <table:table-cell table:style-name="ce30" office:value-type="string" calcext:value-type="string">
            <text:p><text:a xlink:href="http://eage.ru/ru/archive/detail.php?id=134" xlink:type="simple">http://eage.ru/ru/archive/detail.php?id=134</text:a></text:p>
          </table:table-cell>
          <table:table-cell table:number-columns-repeated="1021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2" office:value-type="string" calcext:value-type="string">
            <text:p>International Association of University Libraries</text:p>
          </table:table-cell>
          <table:table-cell table:style-name="ce28" office:value-type="string" calcext:value-type="string">
            <text:p><text:a xlink:href="https://www.iatul.org/members/kazkah-national-research-technical-university-after-ki-satbayev-scientific-library" xlink:type="simple">https://www.iatul.org/members/kazkah-national-research-technical-university-after-ki-satbayev-scientific-library
 https://www.iatul.org/members/view-country-0</text:a></text:p>
          </table:table-cell>
          <table:table-cell table:number-columns-repeated="1021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2" office:value-type="string" calcext:value-type="string">
            <text:p>Ассоциация технических Вузов</text:p>
          </table:table-cell>
          <table:table-cell table:style-name="ce29" office:value-type="string" calcext:value-type="string">
            <text:p><text:a xlink:href="http://atuniversities.ru/sostav/" xlink:type="simple">http://atuniversities.ru/sostav/</text:a></text:p>
          </table:table-cell>
          <table:table-cell table:number-columns-repeated="1021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2" office:value-type="string" calcext:value-type="string">
            <text:p>Белорусско-Казахстанский центр научно-технического сотрудничества</text:p>
          </table:table-cell>
          <table:table-cell table:style-name="ce29" office:value-type="string" calcext:value-type="string">
            <text:p><text:a xlink:href="https://qazby.enu.kz/?p=31" xlink:type="simple">https://qazby.enu.kz/?p=31</text:a></text:p>
          </table:table-cell>
          <table:table-cell table:number-columns-repeated="1021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8" table:default-cell-style-name="Default"/>
        <table:table-column table:style-name="co59" table:default-cell-style-name="Default"/>
        <table:table-column table:style-name="co50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381" meta:object-count="0"/>
    <meta:generator>LibreOfficeDev/6.0.5.2$Linux_X86_64 LibreOffice_project/</meta:generator>
  </office:meta>
</office:document-meta>
</file>